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28cm" style:use-optimal-column-width="false"/>
    </style:style>
    <style:style style:name="co2" style:family="table-column">
      <style:table-column-properties style:column-width="7.27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8.201cm" svg:y="1.201cm">
          <text:p text:style-name="P1">h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cm" svg:height="2.1cm" svg:x="7.5cm" svg:y="5cm">
          <text:p text:style-name="P1"><text:span text:style-name="T1">parraf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01cm" svg:y1="3.501cm" svg:x2="10.2cm" svg:y2="5cm" draw:start-shape="id1" draw:start-glue-point="8" draw:end-shape="id2" svg:d="M10201 3501v750h-1v749" svg:viewBox="0 0 2 1500">
          <text:p/>
        </draw:connector>
        <draw:connector draw:style-name="gr3" draw:text-style-name="P1" draw:layer="layout" draw:line-skew="0cm 1.099cm" svg:x1="10.2cm" svg:y1="7.1cm" svg:x2="12.9cm" svg:y2="6.05cm" draw:start-shape="id2" draw:start-glue-point="2" draw:end-shape="id2" svg:d="M10200 7100v501h4300v-1551h-1600" svg:viewBox="0 0 4301 1552">
          <text:p/>
        </draw:connector>
        <draw:custom-shape draw:style-name="gr1" draw:text-style-name="P1" xml:id="id3" draw:id="id3" draw:layer="layout" svg:width="2cm" svg:height="1.6cm" svg:x="9.2cm" svg:y="8.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cm" svg:y1="7.1cm" svg:x2="10.2cm" svg:y2="8.9cm" draw:start-shape="id2" draw:start-glue-point="2" draw:end-shape="id3" draw:end-glue-point="4" svg:d="M10200 7100v1800" svg:viewBox="0 0 1 1801">
          <text:p/>
        </draw:connector>
        <draw:frame draw:style-name="standard" draw:layer="layout" svg:width="14.558cm" svg:height="3.406cm" svg:x="3.216cm" svg:y="14.4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>
                <text:p>1.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53:43.924925461</meta:creation-date>
    <dc:date>2015-01-31T20:00:35.511245526</dc:date>
    <meta:editing-duration>PT3M12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